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9B000000644BF4FDD9.png" manifest:media-type="image/png"/>
  <manifest:file-entry manifest:full-path="Pictures/10000201000003AF00000212F3C87040.png" manifest:media-type="image/png"/>
  <manifest:file-entry manifest:full-path="Pictures/1000351400009698000054ABF11AC20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 style:font-family-generic="modern" style:font-pitch="fixed"/>
    <style:font-face style:name="Consolas" svg:font-family="Consolas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draw:textarea-horizontal-align="justify" draw:textarea-vertical-align="top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ccffcc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LushGreen-title">
      <style:graphic-properties draw:auto-grow-height="true" fo:min-height="1.8cm"/>
    </style:style>
    <style:style style:name="pr2" style:family="presentation" style:parent-style-name="LushGreen-subtitle">
      <style:graphic-properties draw:fill-color="#ffffff" draw:auto-grow-height="true" fo:min-height="9.134cm"/>
    </style:style>
    <style:style style:name="pr3" style:family="presentation" style:parent-style-name="LushGreen-notes">
      <style:graphic-properties draw:fill-color="#ffffff" draw:auto-grow-height="true" fo:min-height="14cm"/>
    </style:style>
    <style:style style:name="pr4" style:family="presentation" style:parent-style-name="LushGreen-title">
      <style:graphic-properties fo:min-height="1.8cm"/>
    </style:style>
    <style:style style:name="pr5" style:family="presentation" style:parent-style-name="LushGreen-outline1">
      <style:graphic-properties fo:min-height="8.884cm"/>
    </style:style>
    <style:style style:name="pr6" style:family="presentation" style:parent-style-name="LushGreen-notes">
      <style:graphic-properties draw:fill-color="#ffffff" fo:min-height="14cm"/>
    </style:style>
    <style:style style:name="pr7" style:family="presentation" style:parent-style-name="LushGreen-outline1">
      <style:graphic-properties fo:min-height="9.9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4pt"/>
    </style:style>
    <style:style style:name="P4" style:family="paragraph">
      <loext:graphic-properties draw:fill-color="#ffffff"/>
    </style:style>
    <style:style style:name="P5" style:family="paragraph">
      <style:text-properties fo:font-size="16pt" style:font-size-asian="16pt" style:font-size-complex="16pt"/>
    </style:style>
    <style:style style:name="P6" style:family="paragraph">
      <style:text-properties style:font-name="Liberation Sans2" fo:font-size="24pt" style:font-size-asian="24pt" style:font-size-complex="24pt"/>
    </style:style>
    <style:style style:name="P7" style:family="paragraph">
      <style:paragraph-properties fo:text-align="center"/>
      <style:text-properties fo:font-style="italic" style:font-style-asian="italic" style:font-style-complex="italic"/>
    </style:style>
    <style:style style:name="P8" style:family="paragraph">
      <loext:graphic-properties draw:fill-color="#ccffcc"/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Consolas1"/>
    </style:style>
    <style:style style:name="T3" style:family="text">
      <style:text-properties style:font-name="Liberation Sans2" fo:font-size="24pt" style:font-size-asian="24pt" style:font-size-complex="24pt"/>
    </style:style>
    <style:style style:name="T4" style:family="text">
      <style:text-properties fo:color="#cfe7f5" style:font-name="Liberation Sans2" fo:font-size="24pt" style:font-size-asian="24pt" style:font-size-complex="24pt"/>
    </style:style>
    <style:style style:name="T5" style:family="text">
      <style:text-properties fo:color="#000000" style:font-name="Liberation Sans2" fo:font-size="24pt" style:font-size-asian="24pt" style:font-size-complex="24pt"/>
    </style:style>
    <style:style style:name="T6" style:family="text">
      <style:text-properties fo:color="#ccffcc" style:font-name="Liberation Sans2" fo:font-size="24pt" style:font-size-asian="24pt" style:font-size-complex="24pt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custom-shape draw:style-name="gr1" draw:text-style-name="P2" draw:layer="layout" svg:width="27.2cm" svg:height="6.8cm" svg:x="0.4cm" svg:y="6.6cm">
          <text:p text:style-name="P1">KeY System</text:p>
          <draw:enhanced-geometry svg:viewBox="0 0 21600 21600" draw:type="rectangle" draw:enhanced-path="M 0 0 L 21600 0 21600 21600 0 21600 0 0 Z N"/>
        </draw:custom-shape>
        <draw:frame presentation:style-name="pr1" draw:layer="layout" svg:width="22.8cm" svg:height="1.8cm" svg:x="1.4cm" svg:y="0.6cm" presentation:class="title" presentation:user-transformed="true">
          <draw:text-box>
            <text:p>KeY tool set</text:p>
          </draw:text-box>
        </draw:frame>
        <draw:frame presentation:style-name="pr2" draw:text-style-name="P3" draw:layer="layout" svg:width="25.2cm" svg:height="9.134cm" svg:x="1.4cm" svg:y="3.8cm" presentation:class="subtitle" presentation:user-transformed="true">
          <draw:text-box>
            <text:p><text:s/></text:p>
          </draw:text-box>
        </draw:frame>
        <draw:custom-shape draw:style-name="gr2" draw:text-style-name="P1" draw:layer="layout" svg:width="26.648cm" svg:height="0.8cm" svg:x="0.8cm" svg:y="12.4cm">
          <text:p text:style-name="P1">Utilities (<text:span text:style-name="T1">key.util</text:span>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6.648cm" svg:height="0.8cm" svg:x="0.752cm" svg:y="11.381cm">
          <text:p text:style-name="P1">Proving (<text:span text:style-name="T1">key.core</text:span>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8.6cm" svg:height="2.6cm" svg:x="9.6cm" svg:y="8.4cm">
          <text:p text:style-name="P1">Symbolic Execution API <text:line-break/>(<text:span text:style-name="T1">key.core.symbolic_execution</text:span>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8.6cm" svg:height="2.6cm" svg:x="18.8cm" svg:y="8.4cm">
          <text:p text:style-name="P1">Proof Reference API <text:line-break/>(<text:span text:style-name="T1">key.core.proof_references</text:span>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8.6cm" svg:height="2.6cm" svg:x="0.6cm" svg:y="8.4cm">
          <text:p text:style-name="P1">Counter Example &amp; <text:line-break/>Test Case Generation <text:line-break/>(<text:span text:style-name="T1">key.core.testgen</text:span>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8.6cm" svg:height="0.8cm" svg:x="0.6cm" svg:y="7.2cm">
          <text:p text:style-name="P1">User Interface (<text:span text:style-name="T1">key.ui</text:span>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7.2cm" svg:height="1.4cm" svg:x="0.4cm" svg:y="4.8cm">
          <text:p text:style-name="P1">Eclipse Integration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office:forms form:automatic-focus="false" form:apply-design-mode="false"/>
        <draw:frame presentation:style-name="pr4" draw:layer="layout" svg:width="22.8cm" svg:height="1.8cm" svg:x="1.4cm" svg:y="0.6cm" presentation:class="title" presentation:user-transformed="true">
          <draw:text-box>
            <text:p>A Component of the KeY System</text:p>
          </draw:text-box>
        </draw:frame>
        <draw:frame presentation:style-name="pr5" draw:text-style-name="P5" draw:layer="layout" svg:width="25.2cm" svg:height="10.2cm" svg:x="1.4cm" svg:y="3.8cm" presentation:class="outline">
          <draw:text-box>
            <text:list text:style-name="L3">
              <text:list-item>
                <text:p>The KeY System consists of well defined components</text:p>
              </text:list-item>
              <text:list-item>
                <text:p>Each component implements one or only a few clearly described responsibilities</text:p>
              </text:list-item>
              <text:list-item>
                <text:p>A component is a ready to use Eclipse Java Project consisting of:</text:p>
                <text:list>
                  <text:list-item>
                    <text:p><text:span text:style-name="T2">bin</text:span> // The compiled byte code</text:p>
                  </text:list-item>
                  <text:list-item>
                    <text:p><text:span text:style-name="T2">src</text:span> // The source code</text:p>
                  </text:list-item>
                  <text:list-item>
                    <text:p><text:span text:style-name="T2">lib</text:span> // The needed libraries</text:p>
                  </text:list-item>
                  <text:list-item>
                    <text:p><text:span text:style-name="T2">resources</text:span> // Additional resources like images</text:p>
                  </text:list-item>
                  <text:list-item>
                    <text:p><text:span text:style-name="T2">META-INF</text:span> // Jar definition files and services</text:p>
                  </text:list-item>
                  <text:list-item>
                    <text:p><text:span text:style-name="T2">build.xml</text:span> // Ant script for deployment</text:p>
                  </text:list-item>
                </text:list>
              </text:list-item>
              <text:list-item>
                <text:p>The separation of the KeY system into reusable components has the goals:</text:p>
                <text:list>
                  <text:list-item>
                    <text:p>To support different use cases and languages at the same time (compile and runtime)</text:p>
                  </text:list-item>
                  <text:list-item>
                    <text:p>To avoid independent KeY branch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office:forms form:automatic-focus="false" form:apply-design-mode="false"/>
        <draw:frame presentation:style-name="pr1" draw:layer="layout" svg:width="22.8cm" svg:height="1.8cm" svg:x="1.4cm" svg:y="0.6cm" presentation:class="title">
          <draw:text-box>
            <text:p>Hierarchical Component Dependencies</text:p>
          </draw:text-box>
        </draw:frame>
        <draw:frame presentation:style-name="pr5" draw:text-style-name="P6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<text:span text:style-name="T3">Transitive dependencies are not shown for simplicity</text:span></text:p>
              </text:list-item>
              <text:list-item>
                <text:p><text:span text:style-name="T4">Component with application logic </text:span><text:span text:style-name="T5">|</text:span><text:span text:style-name="T4"> </text:span><text:span text:style-name="T6">Component with unit tests</text:span></text:p>
              </text:list-item>
            </text:list>
          </draw:text-box>
        </draw:frame>
        <draw:custom-shape draw:style-name="gr2" draw:text-style-name="P7" xml:id="id2" draw:id="id2" draw:layer="layout" svg:width="2.8cm" svg:height="1cm" svg:x="1.8cm" svg:y="14.2cm">
          <text:p text:style-name="P1"><text:span text:style-name="T1">key.uti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7" xml:id="id1" draw:id="id1" draw:layer="layout" svg:width="2.8cm" svg:height="1cm" svg:x="1.8cm" svg:y="12.6cm">
          <text:p text:style-name="P1"><text:span text:style-name="T1">key.c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7" xml:id="id3" draw:id="id3" draw:layer="layout" svg:width="8.2cm" svg:height="1cm" svg:x="3.8cm" svg:y="10.8cm">
          <text:p text:style-name="P1"><text:span text:style-name="T1">key.core.proof_referenc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7" xml:id="id5" draw:id="id5" draw:layer="layout" svg:width="8.2cm" svg:height="1cm" svg:x="3.8cm" svg:y="9.4cm">
          <text:p text:style-name="P1"><text:span text:style-name="T1">key.core.symbolic_execu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7" xml:id="id4" draw:id="id4" draw:layer="layout" svg:width="5.3cm" svg:height="1cm" svg:x="0.543cm" svg:y="8cm">
          <text:p text:style-name="P1"><text:span text:style-name="T1">key.core.testg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7" xml:id="id6" draw:id="id6" draw:layer="layout" svg:width="2.8cm" svg:height="1cm" svg:x="1.781cm" svg:y="6.2cm">
          <text:p text:style-name="P1"><text:span text:style-name="T1">key.u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8" xml:id="id8" draw:id="id8" draw:layer="layout" svg:width="3.8cm" svg:height="1cm" svg:x="22.4cm" svg:y="14.2cm">
          <text:p text:style-name="P1"><text:span text:style-name="T1">key.util.t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8" xml:id="id7" draw:id="id7" draw:layer="layout" svg:width="3.8cm" svg:height="1cm" svg:x="22.4cm" svg:y="12.6cm">
          <text:p text:style-name="P1"><text:span text:style-name="T1">key.core.t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8" xml:id="id9" draw:id="id9" draw:layer="layout" svg:width="6cm" svg:height="1cm" svg:x="21.3cm" svg:y="8cm">
          <text:p text:style-name="P1"><text:span text:style-name="T1">key.core.testgen.t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2" draw:layer="layout" svg:x1="3.2cm" svg:y1="13.6cm" svg:x2="3.2cm" svg:y2="14.2cm" draw:start-shape="id1" draw:start-glue-point="2" draw:end-shape="id2" draw:end-glue-point="0" svg:d="M3200 13600v600" svg:viewBox="0 0 1 601">
          <text:p/>
        </draw:connector>
        <draw:connector draw:style-name="gr5" draw:text-style-name="P2" draw:layer="layout" svg:x1="3.8cm" svg:y1="11.3cm" svg:x2="3.2cm" svg:y2="12.6cm" draw:start-shape="id3" draw:end-shape="id1" draw:end-glue-point="0" svg:d="M3800 11300h-600v1300" svg:viewBox="0 0 601 1301">
          <text:p/>
        </draw:connector>
        <draw:connector draw:style-name="gr5" draw:text-style-name="P2" draw:layer="layout" svg:x1="3.193cm" svg:y1="9cm" svg:x2="3.2cm" svg:y2="12.6cm" draw:start-shape="id4" draw:end-shape="id1" draw:end-glue-point="0" svg:d="M3193 9000v1801h7v1799" svg:viewBox="0 0 8 3601">
          <text:p/>
        </draw:connector>
        <draw:connector draw:style-name="gr5" draw:text-style-name="P2" draw:layer="layout" svg:x1="3.8cm" svg:y1="9.9cm" svg:x2="3.2cm" svg:y2="12.6cm" draw:start-shape="id5" draw:start-glue-point="3" draw:end-shape="id1" draw:end-glue-point="0" svg:d="M3800 9900h-600v2700" svg:viewBox="0 0 601 2701">
          <text:p/>
        </draw:connector>
        <draw:connector draw:style-name="gr5" draw:text-style-name="P2" draw:layer="layout" svg:x1="3.181cm" svg:y1="7.2cm" svg:x2="3.193cm" svg:y2="8cm" draw:start-shape="id6" draw:start-glue-point="2" draw:end-shape="id4" draw:end-glue-point="0" svg:d="M3181 7200v401h12v399" svg:viewBox="0 0 13 801">
          <text:p/>
        </draw:connector>
        <draw:connector draw:style-name="gr5" draw:text-style-name="P2" draw:layer="layout" svg:x1="24.3cm" svg:y1="13.6cm" svg:x2="24.3cm" svg:y2="14.2cm" draw:start-shape="id7" draw:start-glue-point="2" draw:end-shape="id8" draw:end-glue-point="0" svg:d="M24300 13600v600" svg:viewBox="0 0 1 601">
          <text:p/>
        </draw:connector>
        <draw:connector draw:style-name="gr5" draw:text-style-name="P2" draw:layer="layout" svg:x1="22.4cm" svg:y1="14.7cm" svg:x2="4.6cm" svg:y2="14.7cm" draw:start-shape="id8" draw:start-glue-point="3" draw:end-shape="id2" draw:end-glue-point="1" svg:d="M22400 14700h-17800" svg:viewBox="0 0 17801 1">
          <text:p/>
        </draw:connector>
        <draw:connector draw:style-name="gr5" draw:text-style-name="P2" draw:layer="layout" svg:x1="22.4cm" svg:y1="13.1cm" svg:x2="4.6cm" svg:y2="13.1cm" draw:start-shape="id7" draw:start-glue-point="3" draw:end-shape="id1" draw:end-glue-point="1" svg:d="M22400 13100h-17800" svg:viewBox="0 0 17801 1">
          <text:p/>
        </draw:connector>
        <draw:connector draw:style-name="gr5" draw:text-style-name="P2" draw:layer="layout" svg:x1="21.3cm" svg:y1="8.5cm" svg:x2="5.843cm" svg:y2="8.5cm" draw:start-shape="id9" draw:start-glue-point="3" draw:end-shape="id4" draw:end-glue-point="1" svg:d="M21300 8500h-15457" svg:viewBox="0 0 15458 1">
          <text:p/>
        </draw:connector>
        <draw:custom-shape draw:style-name="gr4" draw:text-style-name="P8" xml:id="id10" draw:id="id10" draw:layer="layout" svg:width="8.8cm" svg:height="1cm" svg:x="13cm" svg:y="10.8cm">
          <text:p text:style-name="P1"><text:span text:style-name="T1">key.core.proof_references.t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8" xml:id="id11" draw:id="id11" draw:layer="layout" svg:width="9.8cm" svg:height="1cm" svg:x="13cm" svg:y="9.4cm">
          <text:p text:style-name="P1"><text:span text:style-name="T1">key.core.symbolic_execution.t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2" draw:layer="layout" svg:x1="13cm" svg:y1="11.3cm" svg:x2="12cm" svg:y2="11.3cm" draw:start-shape="id10" draw:start-glue-point="3" draw:end-shape="id3" draw:end-glue-point="1" svg:d="M13000 11300h-1000" svg:viewBox="0 0 1001 1">
          <text:p/>
        </draw:connector>
        <draw:connector draw:style-name="gr5" draw:text-style-name="P2" draw:layer="layout" svg:x1="13cm" svg:y1="9.9cm" svg:x2="12cm" svg:y2="9.9cm" draw:start-shape="id11" draw:start-glue-point="3" draw:end-shape="id5" draw:end-glue-point="1" svg:d="M13000 9900h-1000" svg:viewBox="0 0 1001 1">
          <text:p/>
        </draw:connector>
        <draw:connector draw:style-name="gr5" draw:text-style-name="P2" draw:layer="layout" svg:x1="24.3cm" svg:y1="9cm" svg:x2="24.3cm" svg:y2="12.6cm" draw:start-shape="id9" draw:start-glue-point="2" draw:end-shape="id7" svg:d="M24300 9000v3600" svg:viewBox="0 0 1 3601">
          <text:p/>
        </draw:connector>
        <draw:connector draw:style-name="gr5" draw:text-style-name="P2" draw:layer="layout" svg:x1="21.8cm" svg:y1="11.3cm" svg:x2="24.3cm" svg:y2="12.6cm" draw:start-shape="id10" draw:start-glue-point="1" draw:end-shape="id7" draw:end-glue-point="0" svg:d="M21800 11300h2500v1300" svg:viewBox="0 0 2501 1301">
          <text:p/>
        </draw:connector>
        <draw:connector draw:style-name="gr5" draw:text-style-name="P2" draw:layer="layout" svg:x1="22.8cm" svg:y1="9.9cm" svg:x2="24.3cm" svg:y2="12.6cm" draw:start-shape="id11" draw:start-glue-point="1" draw:end-shape="id7" draw:end-glue-point="0" svg:d="M22800 9900h1500v2700" svg:viewBox="0 0 1501 2701">
          <text:p/>
        </draw:connector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office:forms form:automatic-focus="false" form:apply-design-mode="false"/>
        <draw:frame presentation:style-name="pr1" draw:layer="layout" svg:width="22.8cm" svg:height="1.8cm" svg:x="1.4cm" svg:y="0.6cm" presentation:class="title">
          <draw:text-box>
            <text:p>Component Responsibilities</text:p>
          </draw:text-box>
        </draw:frame>
        <draw:frame presentation:style-name="pr5" draw:layer="layout" svg:width="25.2cm" svg:height="10.2cm" svg:x="1.4cm" svg:y="3.8cm" presentation:class="outline">
          <draw:text-box>
            <text:list text:style-name="L3">
              <text:list-item>
                <text:p><text:span text:style-name="T7">key.util</text:span>: General utilities for Java: Can be used independent of KeY like immutable collections</text:p>
              </text:list-item>
              <text:list-item>
                <text:p><text:span text:style-name="T7">key.core</text:span>: User interface independent functionality to load source code, to perform proofs including rules, pretty printing and persistence</text:p>
              </text:list-item>
              <text:list-item>
                <text:p><text:span text:style-name="T7">key.core.testgen</text:span>: User interface independent functionality to generate counter examples and test cases</text:p>
              </text:list-item>
              <text:list-item>
                <text:p><text:span text:style-name="T7">key.core.symbolic_execution</text:span>: KeY's symbolic execution API independent from any user interface</text:p>
              </text:list-item>
              <text:list-item>
                <text:p><text:span text:style-name="T7">key.core.proof_references</text:span>: User interface independent functionality to compute proof references</text:p>
              </text:list-item>
              <text:list-item>
                <text:p><text:span text:style-name="T7">key.ui</text:span>: The typical Swing and console user interface of KeY including examples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office:forms form:automatic-focus="false" form:apply-design-mode="false"/>
        <draw:frame presentation:style-name="pr4" draw:layer="layout" svg:width="22.8cm" svg:height="1.8cm" svg:x="1.4cm" svg:y="0.6cm" presentation:class="title" presentation:user-transformed="true">
          <draw:text-box>
            <text:p>Design Guidelines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Each component contains everything to fulfill its responsibility</text:p>
                <text:list>
                  <text:list-item>
                    <text:p>Types of other components are not enriched for simplicity (e.g. to store additional Proof statistics)</text:p>
                  </text:list-item>
                  <text:list-item>
                    <text:p>General solutions are preferable (e.g. provide an arbitrary data Map to store statistics in)</text:p>
                  </text:list-item>
                </text:list>
              </text:list-item>
              <text:list-item>
                <text:p>Types of other components can be used and extended <text:line-break/>(sub classing)</text:p>
              </text:list-item>
              <text:list-item>
                <text:p>Behavior of components can be modified via interfaces</text:p>
                <text:list>
                  <text:list-item>
                    <text:p>EventListener to observe progress and state changes<text:line-break/>(e.g. <text:span text:style-name="T2">ProofDisposedListener</text:span> to observe <text:span text:style-name="T2">Proof#dispose()</text:span>)</text:p>
                  </text:list-item>
                  <text:list-item>
                    <text:p>Hooks via interfaces to modify behavior. Instances are configured by a text file and instantiated via <text:span text:style-name="T2">java.util.ServiceLoader</text:span> to avoid cyclic dependencies between components.<text:line-break/>(e.g. <text:span text:style-name="T2">ProofInitServiceUtil#getDefaultProfile(String)</text:span> to request the default <text:span text:style-name="T2">Profile</text:span> instance with a given name accessible via <text:span text:style-name="T2">DefaultProfileResolver</text:span> instances specified by <text:span text:style-name="T2">META-INF/services/de.uka.ilkd.key.proof.init.DefaultProfileResolver</text:span>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office:forms form:automatic-focus="false" form:apply-design-mode="false"/>
        <draw:frame presentation:style-name="pr1" draw:layer="layout" svg:width="22.8cm" svg:height="1.8cm" svg:x="1.4cm" svg:y="0.6cm" presentation:class="title">
          <draw:text-box>
            <text:p>Separation between core and user interface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Component <text:span text:style-name="T1">key.core</text:span> allows user interface independent proving, but</text:p>
                <text:list>
                  <text:list-item>
                    <text:p>Results and progress need to be shown</text:p>
                  </text:list-item>
                  <text:list-item>
                    <text:p>User input might be required to complete a rule application</text:p>
                  </text:list-item>
                </text:list>
              </text:list-item>
              <text:list-item>
                <text:p>The solution is a common API provided by <text:span text:style-name="T1">key.core</text:span>:</text:p>
                <text:list>
                  <text:list-item>
                    <text:p><text:span text:style-name="T2">UserInterfaceControl</text:span>: Allows to load source code, to instantiate new proofs or to register existing proofs and to access the <text:span text:style-name="T2">ProofControl</text:span></text:p>
                  </text:list-item>
                  <text:list-item>
                    <text:p><text:span text:style-name="T2">ProofControl</text:span>: Allows to list rules, to apply an individual rule, to start the auto mode and to run macros</text:p>
                  </text:list-item>
                  <text:list-item>
                    <text:p><text:span text:style-name="T2">KeYEnvironment</text:span>: Provides static methods to load source code in a default user interface which is not shown to the user at all</text:p>
                  </text:list-item>
                </text:list>
              </text:list-item>
              <text:list-item>
                <text:p>Component <text:span text:style-name="T1">key.core.example</text:span> shows how to programmatically verify all proof obligations of the source code.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office:forms form:automatic-focus="false" form:apply-design-mode="false"/>
        <draw:frame presentation:style-name="pr4" draw:layer="layout" svg:width="22.8cm" svg:height="1.8cm" svg:x="1.4cm" svg:y="0.6cm" presentation:class="title">
          <draw:text-box>
            <text:p>Implementation of the Swing user interface</text:p>
          </draw:text-box>
        </draw:frame>
        <draw:frame presentation:style-name="pr7" draw:layer="layout" svg:width="25.2cm" svg:height="10.2cm" svg:x="1.4cm" svg:y="3.8cm" presentation:class="outline">
          <draw:text-box>
            <text:list text:style-name="L3">
              <text:list-item>
                <text:p>Component <text:span text:style-name="T1">key.ui</text:span> realizes the typical Swing user interface (<text:span text:style-name="T2">WindowUserInterfaceControl)</text:span> and the batch mode using the console (<text:span text:style-name="T2">ConsoleUserInterfaceControl)</text:span></text:p>
              </text:list-item>
              <text:list-item>
                <text:p><text:s/>The <text:span text:style-name="T2">KeYMediator</text:span> manages selected proof and node and provides other implementation specific behavior <text:line-break/>(e.g. freezing of the user interface)</text:p>
                <text:list>
                  <text:list-item>
                    <text:p>The <text:span text:style-name="T2">KeYMediator</text:span> is <text:span text:style-name="T8">not</text:span> responsible to apply rules or to start the auto mode or macros. This is the responsibility of the <text:span text:style-name="T2">ProofControl</text:span></text:p>
                  </text:list-item>
                </text:list>
              </text:list-item>
              <text:list-item>
                <text:p><text:span text:style-name="T8">Attention</text:span>: Do <text:span text:style-name="T8">not</text:span> add implementation specific functionality to the <text:span text:style-name="T2">UserInterfaceControl</text:span> or <text:span text:style-name="T2">ProofControl!</text:span></text:p>
                <text:list>
                  <text:list-item>
                    <text:p>May extend implementation classes <text:span text:style-name="T2">AbstractMediatorUserInterfaceControl</text:span> or <text:span text:style-name="T2">MediatorProofControl</text:span> instead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7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2T1">
        <office:forms form:automatic-focus="false" form:apply-design-mode="false"/>
        <draw:frame presentation:style-name="pr4" draw:layer="layout" svg:width="22.8cm" svg:height="1.8cm" svg:x="1.4cm" svg:y="0.6cm" presentation:class="title">
          <draw:text-box>
            <text:p>Future Work</text:p>
          </draw:text-box>
        </draw:frame>
        <draw:frame presentation:style-name="pr7" draw:layer="layout" svg:width="25.2cm" svg:height="10.2cm" svg:x="1.4cm" svg:y="3.8cm" presentation:class="outline" presentation:user-transformed="true">
          <draw:text-box>
            <text:list text:style-name="L3">
              <text:list-item>
                <text:p>Profiles for different use cases (verification, information flow, …) and languages (Java, ABS, ...)</text:p>
              </text:list-item>
            </text:list>
          </draw:text-box>
        </draw:frame>
        <draw:custom-shape draw:style-name="gr2" draw:text-style-name="P7" xml:id="id14" draw:id="id14" draw:layer="layout" svg:width="2.8cm" svg:height="1cm" svg:x="16.2cm" svg:y="13.4cm">
          <text:p text:style-name="P1"><text:span text:style-name="T1">key.uti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7" xml:id="id13" draw:id="id13" draw:layer="layout" svg:width="2.8cm" svg:height="1cm" svg:x="12.4cm" svg:y="13.4cm">
          <text:p text:style-name="P1"><text:span text:style-name="T1">key.c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7" xml:id="id12" draw:id="id12" draw:layer="layout" svg:width="2.8cm" svg:height="1cm" svg:x="8.4cm" svg:y="13.4cm">
          <text:p text:style-name="P1"><text:span text:style-name="T1">key.u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2" draw:layer="layout" svg:x1="11.2cm" svg:y1="13.9cm" svg:x2="12.4cm" svg:y2="13.9cm" draw:start-shape="id12" draw:start-glue-point="1" draw:end-shape="id13" draw:end-glue-point="3" svg:d="M11200 13900h1200" svg:viewBox="0 0 1201 1">
          <text:p/>
        </draw:connector>
        <draw:connector draw:style-name="gr5" draw:text-style-name="P2" draw:layer="layout" svg:x1="15.2cm" svg:y1="13.9cm" svg:x2="16.2cm" svg:y2="13.9cm" draw:start-shape="id13" draw:end-shape="id14" draw:end-glue-point="3" svg:d="M15200 13900h1000" svg:viewBox="0 0 1001 1">
          <text:p/>
        </draw:connector>
        <draw:custom-shape draw:style-name="gr2" draw:text-style-name="P7" xml:id="id18" draw:id="id18" draw:layer="layout" svg:width="9.8cm" svg:height="1cm" svg:x="14.4cm" svg:y="6.7cm">
          <text:p text:style-name="P1"><text:span text:style-name="T1">java.symbolic_execution.prof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7" xml:id="id17" draw:id="id17" draw:layer="layout" svg:width="9.8cm" svg:height="1cm" svg:x="14.4cm" svg:y="8.4cm">
          <text:p text:style-name="P1"><text:span text:style-name="T1">java.verification.profi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7" xml:id="id16" draw:id="id16" draw:layer="layout" svg:width="9.8cm" svg:height="1cm" svg:x="14.4cm" svg:y="10.1cm">
          <text:p text:style-name="P1"><text:span text:style-name="T1">java.informationflow_xyz.prof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7" xml:id="id15" draw:id="id15" draw:layer="layout" svg:width="9.8cm" svg:height="1cm" svg:x="14.4cm" svg:y="11.5cm">
          <text:p text:style-name="P1"><text:span text:style-name="T1">abs.verification.profi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2" draw:layer="layout" svg:x1="14.4cm" svg:y1="12cm" svg:x2="13.8cm" svg:y2="13.4cm" draw:start-shape="id15" draw:start-glue-point="3" draw:end-shape="id13" draw:end-glue-point="0" svg:d="M14400 12000h-600v1400" svg:viewBox="0 0 601 1401">
          <text:p/>
        </draw:connector>
        <draw:connector draw:style-name="gr5" draw:text-style-name="P2" draw:layer="layout" svg:x1="14.4cm" svg:y1="10.6cm" svg:x2="13.8cm" svg:y2="13.4cm" draw:start-shape="id16" draw:start-glue-point="3" draw:end-shape="id13" draw:end-glue-point="0" svg:d="M14400 10600h-600v2800" svg:viewBox="0 0 601 2801">
          <text:p/>
        </draw:connector>
        <draw:connector draw:style-name="gr5" draw:text-style-name="P2" draw:layer="layout" svg:x1="14.4cm" svg:y1="8.9cm" svg:x2="13.8cm" svg:y2="13.4cm" draw:start-shape="id17" draw:start-glue-point="3" draw:end-shape="id13" draw:end-glue-point="0" svg:d="M14400 8900h-600v4500" svg:viewBox="0 0 601 4501">
          <text:p/>
        </draw:connector>
        <draw:connector draw:style-name="gr5" draw:text-style-name="P2" draw:layer="layout" svg:x1="14.4cm" svg:y1="7.2cm" svg:x2="13.8cm" svg:y2="13.4cm" draw:start-shape="id18" draw:start-glue-point="3" draw:end-shape="id13" draw:end-glue-point="0" svg:d="M14400 7200h-600v6200" svg:viewBox="0 0 601 6201">
          <text:p/>
        </draw:connector>
        <draw:connector draw:style-name="gr5" draw:text-style-name="P2" draw:layer="layout" svg:x1="19.3cm" svg:y1="10.1cm" svg:x2="19.3cm" svg:y2="9.4cm" draw:start-shape="id16" draw:start-glue-point="0" draw:end-shape="id17" draw:end-glue-point="2" svg:d="M19300 10100v-700" svg:viewBox="0 0 1 701">
          <text:p/>
        </draw:connector>
        <draw:connector draw:style-name="gr5" draw:text-style-name="P2" draw:layer="layout" svg:x1="19.3cm" svg:y1="7.7cm" svg:x2="19.3cm" svg:y2="8.4cm" draw:start-shape="id18" draw:start-glue-point="2" draw:end-shape="id17" draw:end-glue-point="0" svg:d="M19300 7700v700" svg:viewBox="0 0 1 701">
          <text:p/>
        </draw:connector>
        <presentation:notes draw:style-name="dp2">
          <draw:page-thumbnail draw:style-name="gr3" draw:layer="layout" svg:width="17cm" svg:height="9.56cm" svg:x="2cm" svg:y="2.5cm" draw:page-number="8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1" svg:font-family="Consolas" style:font-family-generic="modern" style:font-pitch="fixed"/>
    <style:font-face style:name="Consolas" svg:font-family="Consolas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fo:language="en" fo:country="US"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299cm" fo:text-indent="0cm"/>
      <style:text-properties fo:font-size="20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fill-image-width="0cm" draw:fill-image-height="0cm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ushGreen" style:page-layout-name="PM1" draw:style-name="Mdp1">
      <draw:frame draw:style-name="Mgr3" draw:text-style-name="MP5" draw:layer="backgroundobjects" svg:width="27.997cm" svg:height="15.759cm" svg:x="0.001cm" svg:y="0.001cm">
        <draw:image xlink:href="Pictures/1000351400009698000054ABF11AC20D.svg" xlink:type="simple" xlink:show="embed" xlink:actuate="onLoad">
          <text:p/>
        </draw:image>
        <draw:image xlink:href="Pictures/10000201000003AF00000212F3C87040.png" xlink:type="simple" xlink:show="embed" xlink:actuate="onLoad"/>
      </draw:frame>
      <draw:frame presentation:style-name="LushGreen-title" draw:layer="backgroundobjects" svg:width="22.8cm" svg:height="1.8cm" svg:x="1.4cm" svg:y="0.6cm" presentation:class="title" presentation:placeholder="true">
        <draw:text-box/>
      </draw:frame>
      <draw:frame presentation:style-name="LushGreen-outline1" draw:layer="backgroundobjects" svg:width="25.2cm" svg:height="10.2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6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5.27cm" svg:height="3.4cm" svg:x="23.53cm" svg:y="-0.2cm">
        <draw:image xlink:href="Pictures/100002010000009B000000644BF4FDD9.png" xlink:type="simple" xlink:show="embed" xlink:actuate="onLoad">
          <text:p/>
        </draw:image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6T13:42:25.666000000</meta:creation-date>
    <meta:editing-duration>P0D</meta:editing-duration>
    <meta:editing-cycles>1</meta:editing-cycles>
    <meta:generator>LibreOffice/4.4.1.2$MacOSX_X86_64 LibreOffice_project/45e2de17089c24a1fa810c8f975a7171ba4cd432</meta:generator>
    <dc:title>Lush Green</dc:title>
    <meta:document-statistic meta:object-count="103"/>
  </office:meta>
</office:document-meta>
</file>